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0.762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035in" fo:break-before="auto" style:use-optimal-row-height="true"/>
    </style:style>
    <style:style style:name="ro4" style:family="table-row">
      <style:table-row-properties style:row-height="0.1016in" fo:break-before="auto" style:use-optimal-row-height="true"/>
    </style:style>
    <style:style style:name="ro5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5" style:family="table-cell" style:parent-style-name="Default" style:data-style-name="N126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7" style:family="table-cell" style:parent-style-name="Default" style:data-style-name="N120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1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3" style:family="table-cell" style:parent-style-name="Default" style:data-style-name="N126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4" style:family="table-cell" style:parent-style-name="Default" style:data-style-name="N122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5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8" style:family="table-cell" style:parent-style-name="Default"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ff99"/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ccffff"/>
      <style:text-properties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008080"/>
      <style:text-properties fo:color="#ffffff" fo:font-size="6pt" style:font-size-asian="6pt" style:font-size-complex="6pt"/>
    </style:style>
    <style:style style:name="ce24" style:family="table-cell" style:parent-style-name="Default" style:data-style-name="N123">
      <style:text-properties fo:font-size="6pt" style:font-size-asian="6pt" style:font-size-complex="6pt"/>
    </style:style>
    <style:style style:name="ce25" style:family="table-cell" style:parent-style-name="Default" style:data-style-name="N126">
      <style:text-properties fo:font-size="6pt" style:font-size-asian="6pt" style:font-size-complex="6pt"/>
    </style:style>
    <style:style style:name="ce26" style:family="table-cell" style:parent-style-name="Default" style:data-style-name="N11">
      <style:table-cell-properties fo:background-color="#ff6600"/>
      <style:text-properties fo:font-size="6pt" style:font-size-asian="6pt" style:font-size-complex="6pt"/>
    </style:style>
    <style:style style:name="ce27" style:family="table-cell" style:parent-style-name="Default" style:data-style-name="N125">
      <style:table-cell-properties fo:background-color="#ffff99"/>
      <style:text-properties fo:font-size="6pt" style:font-size-asian="6pt" style:font-size-complex="6pt"/>
    </style:style>
    <style:style style:name="ce28" style:family="table-cell" style:parent-style-name="Default" style:data-style-name="N11">
      <style:text-properties fo:font-size="6pt" style:font-size-asian="6pt" style:font-size-complex="6pt"/>
    </style:style>
    <style:style style:name="ce29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1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60">
      <style:text-properties fo:font-size="6pt" style:font-size-asian="6pt" style:font-size-complex="6pt"/>
    </style:style>
    <style:style style:name="ce33" style:family="table-cell" style:parent-style-name="Default" style:data-style-name="N122">
      <style:table-cell-properties fo:background-color="transparent"/>
      <style:text-properties fo:font-size="6pt" style:font-size-asian="6pt" style:font-size-complex="6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</office:automatic-styles>
  <office:body>
    <office:spreadsheet>
      <table:table table:name="Sheet1" table:style-name="ta1" table:print="false">
        <table:table-column table:style-name="co2" table:default-cell-style-name="ce16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7" table:default-cell-style-name="ce18"/>
        <table:table-column table:style-name="co6" table:number-columns-repeated="1019" table:default-cell-style-name="ce18"/>
        <table:table-row table:style-name="ro2">
          <table:table-cell table:style-name="ce1" office:value-type="float" office:value="32">
            <text:p>32</text:p>
          </table:table-cell>
          <table:table-cell table:style-name="ce22" office:value-type="string">
            <text:p>MCU Clock (Mhz)</text:p>
          </table:table-cell>
          <table:table-cell table:style-name="ce26" office:value-type="percentage" office:value="0.0001">
            <text:p>0.01%</text:p>
          </table:table-cell>
          <table:table-cell office:value-type="string">
            <text:p>Oscillator Accuracy</text:p>
          </table:table-cell>
          <table:table-cell office:value-type="string">
            <text:p>50PPM Crystal</text:p>
          </table:table-cell>
          <table:table-cell table:number-columns-repeated="1019"/>
        </table:table-row>
        <table:table-row table:style-name="ro2">
          <table:table-cell table:style-name="ce2" table:formula="of:=1/[.A1]/1000000*1000000000" office:value-type="float" office:value="31.25">
            <text:p>31.25</text:p>
          </table:table-cell>
          <table:table-cell table:style-name="ce22" office:value-type="string">
            <text:p>Period (nS)</text:p>
          </table:table-cell>
          <table:table-cell table:style-name="ce19" table:formula="of:=[.C1]*[.A4]" office:value-type="float" office:value="0.00625">
            <text:p>0.006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2" office:value-type="string">
            <text:p>Cycle Per Inst</text:p>
          </table:table-cell>
          <table:table-cell table:style-name="ce27" table:formula="of:=[.C2]*[.A15]" office:value-type="float" office:value="30000">
            <text:p>30000.000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2">
          <table:table-cell table:style-name="ce3" table:formula="of:=[.A2]*[.A3]" office:value-type="float" office:value="62.5">
            <text:p>62.50</text:p>
          </table:table-cell>
          <table:table-cell table:style-name="ce22" office:value-type="string">
            <text:p>ns per Instruction</text:p>
          </table:table-cell>
          <table:table-cell table:style-name="ce19" table:formula="of:=[.C3]/1000000000*[.A12]" office:value-type="float" office:value="0.009">
            <text:p>0.009</text:p>
          </table:table-cell>
          <table:table-cell office:value-type="string">
            <text:p>Degree shift between Spark</text:p>
          </table:table-cell>
          <table:table-cell table:number-columns-repeated="2"/>
          <table:table-cell table:style-name="ce34" office:value-type="string">
            <text:p>V</text:p>
          </table:table-cell>
          <table:table-cell table:formula="of:=400-12" office:value-type="float" office:value="388">
            <text:p>388</text:p>
          </table:table-cell>
          <table:table-cell table:number-columns-repeated="1016"/>
        </table:table-row>
        <table:table-row table:style-name="ro4">
          <table:table-cell table:style-name="ce4" office:value-type="float" office:value="4">
            <text:p>4.00</text:p>
          </table:table-cell>
          <table:table-cell table:style-name="ce22" office:value-type="string">
            <text:p>Cycle Engine</text:p>
          </table:table-cell>
          <table:table-cell table:style-name="ce19"/>
          <table:table-cell table:number-columns-repeated="3"/>
          <table:table-cell table:style-name="ce34" office:value-type="string">
            <text:p>R</text:p>
          </table:table-cell>
          <table:table-cell office:value-type="float" office:value="22000">
            <text:p>22000</text:p>
          </table:table-cell>
          <table:table-cell table:number-columns-repeated="1016"/>
        </table:table-row>
        <table:table-row table:style-name="ro4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8"/>
          <table:table-cell table:number-columns-repeated="3"/>
          <table:table-cell office:value-type="string">
            <text:p>V=IR</text:p>
          </table:table-cell>
          <table:table-cell table:formula="of:=[.H4]/[.H5]" office:value-type="float" office:value="0.0176363636363636">
            <text:p>0.0176363636</text:p>
          </table:table-cell>
          <table:table-cell table:formula="of:=[.H6]^2*[.H5]" office:value-type="float" office:value="6.84290909090909">
            <text:p>6.8429090909</text:p>
          </table:table-cell>
          <table:table-cell table:number-columns-repeated="1015"/>
        </table:table-row>
        <table:table-row table:style-name="ro4">
          <table:table-cell table:style-name="ce4" office:value-type="float" office:value="50">
            <text:p>50.00</text:p>
          </table:table-cell>
          <table:table-cell office:value-type="string">
            <text:p>RPM</text:p>
          </table:table-cell>
          <table:table-cell table:number-columns-repeated="4"/>
          <table:table-cell office:value-type="string">
            <text:p>V/R=I</text:p>
          </table:table-cell>
          <table:table-cell table:number-columns-repeated="1017"/>
        </table:table-row>
        <table:table-row table:style-name="ro4">
          <table:table-cell table:style-name="ce3" table:formula="of:=[.A7]/60" office:value-type="float" office:value="0.833333333333333">
            <text:p>0.83</text:p>
          </table:table-cell>
          <table:table-cell office:value-type="string">
            <text:p>Rev Per Second</text:p>
          </table:table-cell>
          <table:table-cell table:style-name="ce1" office:value-type="float" office:value="60">
            <text:p>60</text:p>
          </table:table-cell>
          <table:table-cell office:value-type="string">
            <text:p>Desired Max Timing Advance Range (Degrees)</text:p>
          </table:table-cell>
          <table:table-cell table:number-columns-repeated="3"/>
          <table:table-cell office:value-type="string">
            <text:p>Vin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4">
          <table:table-cell table:style-name="ce3" table:formula="of:=[.A6]*[.A8]/([.A5]/2)" office:value-type="float" office:value="3.33333333333333">
            <text:p>3.33</text:p>
          </table:table-cell>
          <table:table-cell office:value-type="string">
            <text:p>Sparks Per Second</text:p>
          </table:table-cell>
          <table:table-cell table:style-name="ce29" table:formula="of:=1/[.A19]*[.C8]" office:value-type="float" office:value="3200000">
            <text:p>3200000</text:p>
          </table:table-cell>
          <table:table-cell office:value-type="string">
            <text:p>Timer Counts to achieve 1:1</text:p>
          </table:table-cell>
          <table:table-cell table:number-columns-repeated="3"/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4">
          <table:table-cell table:style-name="ce3" table:formula="of:=1/[.A9]*1000" office:value-type="float" office:value="300">
            <text:p>300.00</text:p>
          </table:table-cell>
          <table:table-cell office:value-type="string">
            <text:p>mS per Spark</text:p>
          </table:table-cell>
          <table:table-cell table:style-name="ce11" table:formula="of:=[.C9]/8" office:value-type="float" office:value="400000">
            <text:p>400000.000</text:p>
          </table:table-cell>
          <table:table-cell office:value-type="string">
            <text:p>Timer Counts to achieve 1:8</text:p>
          </table:table-cell>
          <table:table-cell table:number-columns-repeated="3"/>
          <table:table-cell office:value-type="string">
            <text:p>R2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4">
          <table:table-cell table:style-name="ce3" table:formula="of:=1/([.A10]/1000)" office:value-type="float" office:value="3.33333333333333">
            <text:p>3.33</text:p>
          </table:table-cell>
          <table:table-cell table:style-name="ce23" office:value-type="string">
            <text:p>Spark Frequency (HZ)</text:p>
          </table:table-cell>
          <table:table-cell table:style-name="ce11" table:formula="of:=[.C9]/64" office:value-type="float" office:value="50000">
            <text:p>50000.000</text:p>
          </table:table-cell>
          <table:table-cell office:value-type="string">
            <text:p>Timer Counts to achieve 1:64</text:p>
          </table:table-cell>
          <table:table-cell table:number-columns-repeated="4"/>
          <table:table-cell table:formula="of:=[.I8]*[.I9]/([.I9]+[.I10])"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style-name="ce3" table:formula="of:=360*[.A8]" office:value-type="float" office:value="300">
            <text:p>300.00</text:p>
          </table:table-cell>
          <table:table-cell office:value-type="string">
            <text:p>Degrees/Second</text:p>
          </table:table-cell>
          <table:table-cell table:style-name="ce11" table:formula="of:=[.C9]/256" office:value-type="float" office:value="12500">
            <text:p>12500.000</text:p>
          </table:table-cell>
          <table:table-cell office:value-type="string">
            <text:p>Timer Counts to achieve 1:256</text:p>
          </table:table-cell>
          <table:table-cell table:number-columns-repeated="1020"/>
        </table:table-row>
        <table:table-row table:style-name="ro4">
          <table:table-cell table:style-name="ce3" table:formula="of:=1/[.A12]*1000000" office:value-type="float" office:value="3333.33333333333">
            <text:p>3333.33</text:p>
          </table:table-cell>
          <table:table-cell office:value-type="string">
            <text:p>uS <text:s/>per Degree</text:p>
          </table:table-cell>
          <table:table-cell table:style-name="ce30" table:formula="of:=[.A19]*1" office:value-type="float" office:value="0.00001875">
            <text:p>0.0000188</text:p>
          </table:table-cell>
          <table:table-cell office:value-type="string">
            <text:p>Degrees Per Timer Tick 1:1</text:p>
          </table:table-cell>
          <table:table-cell table:number-columns-repeated="1020"/>
        </table:table-row>
        <table:table-row table:style-name="ro4">
          <table:table-cell table:style-name="ce5" table:formula="of:=([.A13]/1000000)/([.A4]/1000000000)" office:value-type="float" office:value="53333.3333333333">
            <text:p>53333.3</text:p>
          </table:table-cell>
          <table:table-cell office:value-type="string">
            <text:p>CPU Instructions Per Degree</text:p>
          </table:table-cell>
          <table:table-cell table:style-name="ce30" table:formula="of:=[.A18]*8" office:value-type="float" office:value="0.00015">
            <text:p>0.0001500</text:p>
          </table:table-cell>
          <table:table-cell office:value-type="string">
            <text:p>Degrees Per Timer Tick 1:8</text:p>
          </table:table-cell>
          <table:table-cell/>
          <table:table-cell office:value-type="string">
            <text:p>TimingCurveIndex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style-name="ce5" table:formula="of:=[.A10]/1000/([.A4]*0.000000001)" office:value-type="float" office:value="4800000">
            <text:p>4800000.0</text:p>
          </table:table-cell>
          <table:table-cell office:value-type="string">
            <text:p>Clock Cycles Between Spark</text:p>
          </table:table-cell>
          <table:table-cell table:style-name="ce30" table:formula="of:=[.A19]*64" office:value-type="float" office:value="0.0012">
            <text:p>0.0012000</text:p>
          </table:table-cell>
          <table:table-cell office:value-type="string">
            <text:p>Degrees Per Timer Tick 1:64</text:p>
          </table:table-cell>
          <table:table-cell/>
          <table:table-cell office:value-type="string">
            <text:p>RPM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5">
          <table:table-cell table:style-name="ce6" office:value-type="float" office:value="1">
            <text:p>1</text:p>
          </table:table-cell>
          <table:table-cell office:value-type="string">
            <text:p>Timer Divisor</text:p>
          </table:table-cell>
          <table:table-cell table:style-name="ce30" table:formula="of:=[.A19]*256" office:value-type="float" office:value="0.0048">
            <text:p>0.0048000</text:p>
          </table:table-cell>
          <table:table-cell office:value-type="string">
            <text:p>Degrees Per Timer Tick 1:256</text:p>
          </table:table-cell>
          <table:table-cell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5" table:formula="of:=[.A15]/[.A16]" office:value-type="float" office:value="4800000">
            <text:p>4800000.0</text:p>
          </table:table-cell>
          <table:table-cell office:value-type="string">
            <text:p>Divided Clock Cycles Between Spark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5">
          <table:table-cell table:style-name="ce7" table:formula="of:=1/([.A13]*0.000001)*[.A4]*0.000000001*[.A16]" office:value-type="float" office:value="0.00001875">
            <text:p>0.00001875</text:p>
          </table:table-cell>
          <table:table-cell office:value-type="string">
            <text:p>Degrees/Divided Clock Cycles</text:p>
          </table:table-cell>
          <table:table-cell table:style-name="ce20"/>
          <table:table-cell/>
          <table:table-cell table:style-name="ce32"/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7" table:formula="of:=1/([.A13]*0.000001)*[.A4]*0.000000001" office:value-type="float" office:value="0.00001875">
            <text:p>0.00001875</text:p>
          </table:table-cell>
          <table:table-cell office:value-type="string">
            <text:p>Degrees/Clock Cycle</text:p>
          </table:table-cell>
          <table:table-cell table:style-name="ce20"/>
          <table:table-cell table:formula="of:=19.2/2" office:value-type="float" office:value="9.6">
            <text:p>9.6</text:p>
          </table:table-cell>
          <table:table-cell table:style-name="ce32"/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5">
          <table:table-cell table:style-name="ce8"/>
          <table:table-cell/>
          <table:table-cell table:style-name="ce20"/>
          <table:table-cell/>
          <table:table-cell table:style-name="ce32"/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5">
          <table:table-cell table:style-name="ce3" table:formula="of:=360/[.A6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style-name="ce20"/>
          <table:table-cell/>
          <table:table-cell table:style-name="ce32"/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5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number-columns-repeated="1022"/>
        </table:table-row>
        <table:table-row table:style-name="ro5">
          <table:table-cell table:style-name="ce10" table:formula="of:=[.A21]-[.A22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number-columns-repeated="1022"/>
        </table:table-row>
        <table:table-row table:style-name="ro5">
          <table:table-cell table:style-name="ce11" table:formula="of:=[.A22]*[.A13]/1000000*1000*[.A5]/2" office:value-type="float" office:value="200">
            <text:p>200.000</text:p>
          </table:table-cell>
          <table:table-cell office:value-type="string">
            <text:p>Time in mS (closed points)</text:p>
          </table:table-cell>
          <table:table-cell table:number-columns-repeated="1022"/>
        </table:table-row>
        <table:table-row table:style-name="ro5">
          <table:table-cell table:style-name="ce11" table:formula="of:=[.A23]*[.A13]/1000000*1000*[.A5]/2" office:value-type="float" office:value="100">
            <text:p>100.000</text:p>
          </table:table-cell>
          <table:table-cell office:value-type="string">
            <text:p>Time in mS (open points per spark)</text:p>
          </table:table-cell>
          <table:table-cell table:number-columns-repeated="1022"/>
        </table:table-row>
        <table:table-row table:style-name="ro5">
          <table:table-cell table:style-name="ce12"/>
          <table:table-cell table:number-columns-repeated="1023"/>
        </table:table-row>
        <table:table-row table:style-name="ro5">
          <table:table-cell table:style-name="ce13" office:value-type="float" office:value="4.5">
            <text:p>4.5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5">
          <table:table-cell table:style-name="ce14" office:value-type="float" office:value="8">
            <text:p>8.000000</text:p>
          </table:table-cell>
          <table:table-cell office:value-type="string">
            <text:p>Magnitizing Inductance (mH)</text:p>
          </table:table-cell>
          <table:table-cell/>
          <table:table-cell table:style-name="ce33"/>
          <table:table-cell table:number-columns-repeated="2"/>
          <table:table-cell table:style-name="ce28"/>
          <table:table-cell table:number-columns-repeated="1017"/>
        </table:table-row>
        <table:table-row table:style-name="ro5">
          <table:table-cell table:style-name="ce14" office:value-type="float" office:value="600">
            <text:p>600.000000</text:p>
          </table:table-cell>
          <table:table-cell office:value-type="string">
            <text:p>Leakage Inductance (uH)</text:p>
          </table:table-cell>
          <table:table-cell/>
          <table:table-cell table:style-name="ce20"/>
          <table:table-cell table:number-columns-repeated="1020"/>
        </table:table-row>
        <table:table-row table:style-name="ro5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/>
          <table:table-cell table:style-name="ce20"/>
          <table:table-cell table:number-columns-repeated="1020"/>
        </table:table-row>
        <table:table-row table:style-name="ro5">
          <table:table-cell table:style-name="ce13" office:value-type="float" office:value="14">
            <text:p>14.0</text:p>
          </table:table-cell>
          <table:table-cell office:value-type="string">
            <text:p>Voltage</text:p>
          </table:table-cell>
          <table:table-cell/>
          <table:table-cell table:style-name="ce20"/>
          <table:table-cell table:number-columns-repeated="1020"/>
        </table:table-row>
        <table:table-row table:style-name="ro5">
          <table:table-cell table:style-name="ce15" table:formula="of:=[.A27]*([.A28]/1000)/[.A31]*1000" office:value-type="float" office:value="2.57142857142857">
            <text:p>2.5714</text:p>
          </table:table-cell>
          <table:table-cell office:value-type="string">
            <text:p>mS – Time to Charge to Desired Current (assume DC Voltage)</text:p>
          </table:table-cell>
          <table:table-cell table:number-columns-repeated="1022"/>
        </table:table-row>
        <table:table-row table:style-name="ro5">
          <table:table-cell table:style-name="ce3" table:formula="of:=IF(1/([.A28]/1000)*[.A31]*[.A32]/1000&gt;4.5; 4.5; 1/([.A28]/1000)*[.A31]*[.A32]/1000)" office:value-type="float" office:value="4.5">
            <text:p>4.50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5">
          <table:table-cell table:style-name="ce3" table:formula="of:=([.A33]*[.A30])^2/[.A30]/2" office:value-type="float" office:value="15.1875">
            <text:p>15.19</text:p>
          </table:table-cell>
          <table:table-cell office:value-type="string">
            <text:p>Coil Power Dissipation DC (W)</text:p>
          </table:table-cell>
          <table:table-cell table:number-columns-repeated="1022"/>
        </table:table-row>
        <table:table-row table:style-name="ro5">
          <table:table-cell table:number-columns-repeated="6"/>
          <table:table-cell table:style-name="ce32"/>
          <table:table-cell table:number-columns-repeated="1017"/>
        </table:table-row>
        <table:table-row table:style-name="ro5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1022"/>
        </table:table-row>
        <table:table-row table:style-name="ro5">
          <table:table-cell table:style-name="ce3" table:formula="of:=1/2*[.A28]*[.A33]^2*1000" office:value-type="float" office:value="81000">
            <text:p>81000.00</text:p>
          </table:table-cell>
          <table:table-cell office:value-type="string">
            <text:p>Energy based on Desired Charge Current (mJ)</text:p>
          </table:table-cell>
          <table:table-cell table:number-columns-repeated="4"/>
          <table:table-cell table:style-name="ce32"/>
          <table:table-cell table:number-columns-repeated="1017"/>
        </table:table-row>
        <table:table-row table:style-name="ro5">
          <table:table-cell table:style-name="ce17" table:formula="of:=([.A37]-[.A36])/[.A36]" office:value-type="percentage" office:value="2024">
            <text:p>202400.00%</text:p>
          </table:table-cell>
          <table:table-cell office:value-type="string">
            <text:p>% of Desired Energy</text:p>
          </table:table-cell>
          <table:table-cell table:number-columns-repeated="1022"/>
        </table:table-row>
        <table:table-row table:style-name="ro5">
          <table:table-cell table:style-name="ce18"/>
          <table:table-cell table:number-columns-repeated="1023"/>
        </table:table-row>
        <table:table-row table:style-name="ro5">
          <table:table-cell table:style-name="ce19" table:formula="of:=1/2*(([.A28]/1000)+([.A29]/1000000))*[.A33]^2*1000" office:value-type="float" office:value="87.075">
            <text:p>87.075</text:p>
          </table:table-cell>
          <table:table-cell office:value-type="string">
            <text:p>Total Energy Stored (mJ) for IGBT Selection</text:p>
          </table:table-cell>
          <table:table-cell table:number-columns-repeated="1022"/>
        </table:table-row>
        <table:table-row table:style-name="ro5">
          <table:table-cell table:style-name="ce20"/>
          <table:table-cell table:number-columns-repeated="1023"/>
        </table:table-row>
        <table:table-row table:style-name="ro5">
          <table:table-cell table:style-name="ce21" office:value-type="string" table:number-columns-spanned="2" table:number-rows-spanned="1">
            <text:p>Blanking for RPM Trigger</text:p>
          </table:table-cell>
          <table:covered-table-cell/>
          <table:table-cell table:number-columns-repeated="1022"/>
        </table:table-row>
        <table:table-row table:style-name="ro5">
          <table:table-cell table:style-name="ce9" office:value-type="float" office:value="70">
            <text:p>70</text:p>
          </table:table-cell>
          <table:table-cell office:value-type="string">
            <text:p>MinRPM</text:p>
          </table:table-cell>
          <table:table-cell table:number-columns-repeated="1022"/>
        </table:table-row>
        <table:table-row table:style-name="ro5">
          <table:table-cell table:style-name="ce9" office:value-type="float" office:value="0.1">
            <text:p>0.1</text:p>
          </table:table-cell>
          <table:table-cell office:value-type="string">
            <text:p>MinRPMBlank</text:p>
          </table:table-cell>
          <table:table-cell table:number-columns-repeated="1022"/>
        </table:table-row>
        <table:table-row table:style-name="ro5">
          <table:table-cell table:style-name="ce9" office:value-type="float" office:value="7000">
            <text:p>7000</text:p>
          </table:table-cell>
          <table:table-cell office:value-type="string">
            <text:p>MaxRPM</text:p>
          </table:table-cell>
          <table:table-cell table:number-columns-repeated="1022"/>
        </table:table-row>
        <table:table-row table:style-name="ro5">
          <table:table-cell table:style-name="ce9" office:value-type="float" office:value="0.001">
            <text:p>0.001</text:p>
          </table:table-cell>
          <table:table-cell office:value-type="string">
            <text:p>MaxRPMBlank</text:p>
          </table:table-cell>
          <table:table-cell table:number-columns-repeated="1022"/>
        </table:table-row>
        <table:table-row table:style-name="ro5">
          <table:table-cell table:style-name="ce19" table:formula="of:=([.A45]-[.A43])" office:value-type="float" office:value="6930">
            <text:p>6930</text:p>
          </table:table-cell>
          <table:table-cell office:value-type="string">
            <text:p>Run (x1 – x)</text:p>
          </table:table-cell>
          <table:table-cell table:number-columns-repeated="1022"/>
        </table:table-row>
        <table:table-row table:style-name="ro5">
          <table:table-cell table:style-name="ce19" table:formula="of:=[.A46]-[.A44]" office:value-type="float" office:value="-0.099">
            <text:p>-0.099</text:p>
          </table:table-cell>
          <table:table-cell office:value-type="string">
            <text:p>Rise (y1=y)</text:p>
          </table:table-cell>
          <table:table-cell table:number-columns-repeated="1022"/>
        </table:table-row>
        <table:table-row table:style-name="ro5">
          <table:table-cell table:style-name="ce19" table:formula="of:=[.A48]/[.A47]" office:value-type="float" office:value="-0.0000142857142857143">
            <text:p>-1.42857142857143E-005</text:p>
          </table:table-cell>
          <table:table-cell office:value-type="string">
            <text:p>Slope</text:p>
          </table:table-cell>
          <table:table-cell table:number-columns-repeated="1022"/>
        </table:table-row>
        <table:table-row table:style-name="ro5">
          <table:table-cell table:style-name="ce19" table:formula="of:=-([.A49]*([.A45]-[.A7])-[.A46])" office:value-type="float" office:value="0.100285714285714">
            <text:p>0.1002857143</text:p>
          </table:table-cell>
          <table:table-cell office:value-type="string">
            <text:p>Blank Time</text:p>
          </table:table-cell>
          <table:table-cell table:number-columns-repeated="1022"/>
        </table:table-row>
        <table:table-row table:style-name="ro5">
          <table:table-cell table:style-name="ce19"/>
          <table:table-cell table:number-columns-repeated="1023"/>
        </table:table-row>
        <table:table-row table:style-name="ro5">
          <table:table-cell table:style-name="ce21" office:value-type="string" table:number-columns-spanned="2" table:number-rows-spanned="1">
            <text:p>Coil Trigger Voltage Divider</text:p>
          </table:table-cell>
          <table:covered-table-cell/>
          <table:table-cell table:style-name="ce31" table:number-columns-repeated="1022"/>
        </table:table-row>
        <table:table-row table:style-name="ro5">
          <table:table-cell table:style-name="ce9" office:value-type="float" office:value="19">
            <text:p>19</text:p>
          </table:table-cell>
          <table:table-cell office:value-type="string">
            <text:p>Coil Neg Max V</text:p>
          </table:table-cell>
          <table:table-cell table:number-columns-repeated="1022"/>
        </table:table-row>
        <table:table-row table:style-name="ro5">
          <table:table-cell table:style-name="ce9" office:value-type="float" office:value="50000">
            <text:p>50000</text:p>
          </table:table-cell>
          <table:table-cell office:value-type="string">
            <text:p>R Upper</text:p>
          </table:table-cell>
          <table:table-cell table:number-columns-repeated="1022"/>
        </table:table-row>
        <table:table-row table:style-name="ro4">
          <table:table-cell table:style-name="ce9" office:value-type="float" office:value="3000">
            <text:p>3000</text:p>
          </table:table-cell>
          <table:table-cell office:value-type="string">
            <text:p>R Lower</text:p>
          </table:table-cell>
          <table:table-cell table:number-columns-repeated="1022"/>
        </table:table-row>
        <table:table-row table:style-name="ro4">
          <table:table-cell table:style-name="ce3" table:formula="of:=[.A53]*[.A55]/(SUM([.A54:.A55]))" office:value-type="float" office:value="1.07547169811321">
            <text:p>1.08</text:p>
          </table:table-cell>
          <table:table-cell office:value-type="string">
            <text:p>Volts</text:p>
          </table:table-cell>
          <table:table-cell table:number-columns-repeated="1022"/>
        </table:table-row>
        <table:table-row table:style-name="ro5">
          <table:table-cell table:style-name="ce9" office:value-type="float" office:value="5">
            <text:p>5</text:p>
          </table:table-cell>
          <table:table-cell office:value-type="string">
            <text:p>dsPIC24 Vdd</text:p>
          </table:table-cell>
          <table:table-cell table:number-columns-repeated="1022"/>
        </table:table-row>
        <table:table-row table:style-name="ro4">
          <table:table-cell table:style-name="ce2" table:formula="of:=0.2*[.A57]" office:value-type="float" office:value="1">
            <text:p>1</text:p>
          </table:table-cell>
          <table:table-cell office:value-type="string">
            <text:p>Lo Max for dsPIC24</text:p>
          </table:table-cell>
          <table:table-cell table:number-columns-repeated="1022"/>
        </table:table-row>
        <table:table-row table:style-name="ro4">
          <table:table-cell table:style-name="ce2" table:formula="of:=0.8*[.A57]" office:value-type="float" office:value="4">
            <text:p>4</text:p>
          </table:table-cell>
          <table:table-cell office:value-type="string">
            <text:p>Hi Min for dsPIC24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PM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PS</text:p>
          </table:table-cell>
          <table:table-cell table:formula="of:=[.C60]/60" office:value-type="float" office:value="0.833333333333333">
            <text:p>0.833333333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eriod</text:p>
          </table:table-cell>
          <table:table-cell table:formula="of:=1/[.C61]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4" office:value-type="string">
            <text:p>Oscillator</text:p>
          </table:table-cell>
          <table:table-cell table:style-name="ce32" office:value-type="float" office:value="32000000">
            <text:p>3.20E+007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>
            <text:p>ClockDivid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>
            <text:p>Clock Freq</text:p>
          </table:table-cell>
          <table:table-cell table:formula="of:=[.C64]/[.C65]" office:value-type="float" office:value="16000000">
            <text:p>16000000</text:p>
          </table:table-cell>
          <table:table-cell table:number-columns-repeated="1021"/>
        </table:table-row>
        <table:table-row table:style-name="ro4">
          <table:table-cell/>
          <table:table-cell table:style-name="ce25" office:value-type="string">
            <text:p>ClockPeriod</text:p>
          </table:table-cell>
          <table:table-cell table:formula="of:=1/[.C66]" office:value-type="float" office:value="0.0000000625">
            <text:p>6.25E-008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8"/>
          <table:table-cell office:value-type="string">
            <text:p>StallTimerDivid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4">
          <table:table-cell table:style-name="ce18"/>
          <table:table-cell office:value-type="string">
            <text:p>StallTimerPeriod</text:p>
          </table:table-cell>
          <table:table-cell table:formula="of:=[.C67]*[.C69]" office:value-type="float" office:value="0.000004">
            <text:p>0.000004</text:p>
          </table:table-cell>
          <table:table-cell table:number-columns-repeated="1021"/>
        </table:table-row>
        <table:table-row table:style-name="ro4">
          <table:table-cell table:style-name="ce18"/>
          <table:table-cell table:number-columns-repeated="1023"/>
        </table:table-row>
        <table:table-row table:style-name="ro4">
          <table:table-cell table:style-name="ce18"/>
          <table:table-cell office:value-type="string">
            <text:p>StallCount</text:p>
          </table:table-cell>
          <table:table-cell table:formula="of:=[.C62]/[.C70]" office:value-type="float" office:value="300000">
            <text:p>300000</text:p>
          </table:table-cell>
          <table:table-cell table:number-columns-repeated="1021"/>
        </table:table-row>
        <table:table-row table:style-name="ro4">
          <table:table-cell table:style-name="ce18"/>
          <table:table-cell office:value-type="string">
            <text:p>StallCountAlt</text:p>
          </table:table-cell>
          <table:table-cell table:formula="of:=60/[.C60]/[.C70]" office:value-type="float" office:value="300000">
            <text:p>300000</text:p>
          </table:table-cell>
          <table:table-cell table:number-columns-repeated="1021"/>
        </table:table-row>
        <table:table-row table:style-name="ro4">
          <table:table-cell table:style-name="ce18"/>
          <table:table-cell table:number-columns-repeated="1023"/>
        </table:table-row>
        <table:table-row table:style-name="ro4">
          <table:table-cell table:style-name="ce18"/>
          <table:table-cell/>
          <table:table-cell table:formula="of:=DEC2HEX([.C72];8)" office:value-type="string" office:string-value="000493E0">
            <text:p>000493E0</text:p>
          </table:table-cell>
          <table:table-cell table:number-columns-repeated="1021"/>
        </table:table-row>
        <table:table-row table:style-name="ro4" table:number-rows-repeated="3">
          <table:table-cell table:style-name="ce18"/>
          <table:table-cell table:number-columns-repeated="1023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12/13/2017</text:date>, <text:time>06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7-12-13T06:02:54</dc:date>
    <dc:creator>Jim Kueneman</dc:creator>
    <meta:editing-duration>P18DT12H42M37S</meta:editing-duration>
    <meta:editing-cycles>35</meta:editing-cycles>
    <meta:generator>OpenOffice/4.1.1$Unix OpenOffice.org_project/411m6$Build-9775</meta:generator>
    <meta:document-statistic meta:table-count="3" meta:cell-count="188" meta:object-count="0"/>
  </office:meta>
</office:document-meta>
</file>